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0.5pt" fo:break-before="auto" style:use-optimal-row-height="true"/>
    </style:style>
    <style:style style:name="ro30" style:family="table-row">
      <style:table-row-properties style:row-height="13.29pt" fo:break-before="auto" style:use-optimal-row-height="true"/>
    </style:style>
    <style:style style:name="ro3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 Columnar colorful HTML assignments (2 HTML files as deliverables) for 345</text:p>
            <text:p>1 Two badges for 345</text:p>
            <text:p>1 Two Codeacademy things for 345</text:p>
            <text:p>- Lessig Remix question response for 345</text:p>
            <text:p>- NMD200: 500 word reflection on field recording article</text:p>
            <text:p>-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7">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able:table-cell>
          <table:table-cell table:number-columns-repeated="1009"/>
        </table:table-row>
        <table:table-row table:style-name="ro2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number-columns-repeated="1009"/>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6">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ext:p>- NMD430 Assignment 1 (virtual pet) DUE</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30">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1">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30">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30">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30">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30">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1">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30">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1">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1">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1">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30">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1">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1">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30">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30">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30">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8:31:01.199347702">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5T01:39:28.243725163</dc:date>
    <meta:creation-date>2016-09-05T22:47:24Z</meta:creation-date>
    <meta:editing-cycles>1673</meta:editing-cycles>
    <meta:editing-duration>P36DT12M30S</meta:editing-duration>
    <meta:generator>LibreOffice/5.4.2.2.0$Linux_X86_64 LibreOffice_project/40m0$Build-2</meta:generator>
    <meta:document-statistic meta:table-count="4" meta:cell-count="4436" meta:object-count="0"/>
  </office:meta>
</office:document-meta>
</file>